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normal" officeooo:paragraph-rsid="00016c9a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Arial" fo:font-size="12pt" fo:font-weight="normal" officeooo:rsid="00115d6f" officeooo:paragraph-rsid="00016c9a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 fo:font-size="12pt" fo:font-weight="normal" officeooo:rsid="00116f0a" officeooo:paragraph-rsid="00016c9a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size="12pt" fo:font-weight="normal" officeooo:paragraph-rsid="00016c9a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paragraph-rsid="00016c9a"/>
    </style:style>
    <style:style style:name="P6" style:family="paragraph" style:parent-style-name="Standard">
      <style:text-properties officeooo:paragraph-rsid="00270453"/>
    </style:style>
    <style:style style:name="T1" style:family="text">
      <style:text-properties officeooo:rsid="00115d6f"/>
    </style:style>
    <style:style style:name="T2" style:family="text">
      <style:text-properties fo:font-variant="normal" fo:text-transform="none" fo:color="#222222" fo:letter-spacing="normal"/>
    </style:style>
    <style:style style:name="T3" style:family="text">
      <style:text-properties fo:font-variant="normal" fo:text-transform="none" fo:color="#222222" fo:letter-spacing="normal" fo:font-style="normal"/>
    </style:style>
    <style:style style:name="T4" style:family="text">
      <style:text-properties fo:color="#000000" style:font-name="Arial" style:text-underline-style="none"/>
    </style:style>
    <style:style style:name="T5" style:family="text">
      <style:text-properties style:font-name="Arial" fo:font-size="12pt" fo:font-weight="normal" officeooo:rsid="00116f0a" style:font-size-asian="12pt" style:font-weight-asian="normal" style:font-size-complex="12pt" style:font-weight-complex="normal"/>
    </style:style>
    <style:style style:name="T6" style:family="text">
      <style:text-properties style:font-name="Arial" fo:font-size="12pt" fo:font-weight="normal" officeooo:rsid="002096e1" style:font-size-asian="12pt" style:font-weight-asian="normal" style:font-size-complex="12pt" style:font-weight-complex="normal"/>
    </style:style>
    <style:style style:name="T7" style:family="text">
      <style:text-properties style:font-name="Arial"/>
    </style:style>
    <style:style style:name="T8" style:family="text">
      <style:text-properties style:font-name="Arial" officeooo:rsid="0020ae1e"/>
    </style:style>
    <style:style style:name="T9" style:family="text">
      <style:text-properties style:font-name="Arial" officeooo:rsid="002e5798"/>
    </style:style>
    <style:style style:name="T10" style:family="text">
      <style:text-properties style:font-name="Arial" officeooo:rsid="0030055e"/>
    </style:style>
    <style:style style:name="T11" style:family="text">
      <style:text-properties style:font-name="Arial" officeooo:rsid="0031f62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ma apresentado:<text:tab/></text:span><text:span text:style-name="T3">Pilha estática e pilha dinâmica </text:span></text:p>
      <text:p text:style-name="P1"><text:span text:style-name="T1">Grupo: </text:span><text:span text:style-name="T2"> </text:span><text:span text:style-name="T3">Lucas, Pedro e Maycon</text:span> </text:p>
      <text:p text:style-name="P2"><text:a xlink:type="simple" xlink:href="data:05/03/2017" text:style-name="Internet_20_link" text:visited-style-name="Visited_20_Internet_20_Link"><text:span text:style-name="T4">Data: 05/03/2017</text:span></text:a></text:p>
      <text:p text:style-name="P2"/>
      <text:p text:style-name="P2"/>
      <text:p text:style-name="P3"/>
      <text:p text:style-name="P3"/>
      <text:p text:style-name="P5"><text:span text:style-name="T5"><text:tab/>O grupo </text:span><text:span text:style-name="T6">abordou a definição como primeiro tópico, apresentou o conceito de LIFO, comentaram também que na pilha as inserções e remoções são realizadas em somente uma extremidade, que é o topo. Explicaram que a</text:span><text:span text:style-name="T7">o inserir uma sequência de dados em uma pilha e depois remover essa sequência, a ordem desses dados será invertida.</text:span></text:p>
      <text:p text:style-name="P5"><text:span text:style-name="T7"><text:tab/>Exemplo: Os dados inseridos na sequência {</text:span><text:span text:style-name="T8">5</text:span><text:span text:style-name="T7">, </text:span><text:span text:style-name="T8">10</text:span><text:span text:style-name="T7">, </text:span><text:span text:style-name="T8">15</text:span><text:span text:style-name="T7">, </text:span><text:span text:style-name="T8">20</text:span><text:span text:style-name="T7">} serão removidos como {</text:span><text:span text:style-name="T8">20</text:span><text:span text:style-name="T7">, </text:span><text:span text:style-name="T8">15</text:span><text:span text:style-name="T7">, </text:span><text:span text:style-name="T8">10</text:span><text:span text:style-name="T7">, </text:span><text:span text:style-name="T8">5</text:span><text:span text:style-name="T7">}. </text:span></text:p>
      <text:p text:style-name="P6"><text:span text:style-name="T7"><text:tab/></text:span><text:span text:style-name="T9">Fizeram uma passagem rápida pela parte teórica das operações básicas com a pilha (create, pull, pop, top).</text:span></text:p>
      <text:p text:style-name="P6"><text:span text:style-name="T9"><text:tab/></text:span><text:span text:style-name="T10">O grupo apresentou com bastante propriedade as diferenças entre alocação dinâmica e estática com bastante exemplos, </text:span><text:span text:style-name="T11">mostrando também suas vantagens e desvantagens.</text:span></text:p>
      <text:p text:style-name="P6"><text:span text:style-name="T11"><text:tab/>Por fim, mostraram um código genérico de com as alocações e foram explicando o passo a passo de forma didáti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5:16:19.313000000</meta:creation-date>
    <dc:date>2018-03-07T05:26:01.251000000</dc:date>
    <meta:editing-duration>PT9M31S</meta:editing-duration>
    <meta:editing-cycles>18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8" meta:word-count="144" meta:character-count="900" meta:non-whitespace-character-count="755"/>
  </office:meta>
</office:document-meta>
</file>